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81f6" officeooo:paragraph-rsid="001a81f6"/>
    </style:style>
    <style:style style:name="P2" style:family="paragraph" style:parent-style-name="Standard" style:list-style-name="L1">
      <style:text-properties officeooo:rsid="001a81f6" officeooo:paragraph-rsid="001a81f6"/>
    </style:style>
    <style:style style:name="P3" style:family="paragraph" style:parent-style-name="Standard" style:list-style-name="L2">
      <style:text-properties officeooo:rsid="001a81f6" officeooo:paragraph-rsid="001a81f6"/>
    </style:style>
    <style:style style:name="P4" style:family="paragraph" style:parent-style-name="Standard" style:list-style-name="L3">
      <style:text-properties officeooo:rsid="001a81f6" officeooo:paragraph-rsid="001a81f6"/>
    </style:style>
    <style:style style:name="P5" style:family="paragraph" style:parent-style-name="Standard" style:list-style-name="L4">
      <style:text-properties officeooo:rsid="001a81f6" officeooo:paragraph-rsid="001a81f6"/>
    </style:style>
    <style:style style:name="P6" style:family="paragraph" style:parent-style-name="Standard">
      <style:paragraph-properties fo:text-align="center" style:justify-single-word="false"/>
      <style:text-properties officeooo:rsid="001a81f6" officeooo:paragraph-rsid="001a81f6"/>
    </style:style>
    <style:style style:name="P7" style:family="paragraph" style:parent-style-name="Heading_20_1">
      <style:paragraph-properties fo:text-align="center" style:justify-single-word="false"/>
      <style:text-properties fo:font-variant="normal" fo:text-transform="none" fo:color="#24292e" style:font-name="apple-system" fo:font-size="14pt" fo:letter-spacing="normal" fo:font-style="normal" fo:font-weight="bold" officeooo:rsid="001a81f6" officeooo:paragraph-rsid="001a81f6" style:font-size-asian="14pt" style:font-weight-asian="bold" style:font-size-complex="14pt" style:font-weight-complex="bold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Instituto Federal Goiano – Campus Ceres</text:p>
      <text:p text:style-name="P6">Bacharelado em Sistemas de Informação</text:p>
      <text:p text:style-name="P6">Acadêmicos(as): Andrey Silva, Lucas Azevedo e Thalia Santana</text:p>
      <text:p text:style-name="P1"/>
      <text:h text:style-name="P7" text:outline-level="1">Determinação das funções estatísticas que serão contempladas com o software</text:h>
      <text:p text:style-name="P1"/>
      <text:p text:style-name="P1"/>
      <text:p text:style-name="P1">Tendência Central</text:p>
      <text:list xml:id="list8348615868433291666" text:style-name="L1">
        <text:list-item>
          <text:p text:style-name="P2">Média</text:p>
        </text:list-item>
        <text:list-item>
          <text:p text:style-name="P2">Moda</text:p>
        </text:list-item>
        <text:list-item>
          <text:p text:style-name="P2">Mediana</text:p>
        </text:list-item>
      </text:list>
      <text:p text:style-name="P1"/>
      <text:p text:style-name="P1">Dispersão</text:p>
      <text:list xml:id="list8105092481077296459" text:style-name="L2">
        <text:list-item>
          <text:p text:style-name="P3">Amplitude</text:p>
        </text:list-item>
        <text:list-item>
          <text:p text:style-name="P3">Variância</text:p>
        </text:list-item>
        <text:list-item>
          <text:p text:style-name="P3">Desvio-padrão</text:p>
        </text:list-item>
        <text:list-item>
          <text:p text:style-name="P3">Coeficiente de variação</text:p>
        </text:list-item>
      </text:list>
      <text:p text:style-name="P1"/>
      <text:p text:style-name="P1">Correlação</text:p>
      <text:list xml:id="list8632250086780539782" text:style-name="L3">
        <text:list-item>
          <text:p text:style-name="P4">Coeficiente de Correlação (r)</text:p>
        </text:list-item>
        <text:list-item>
          <text:p text:style-name="P4">Coeficiente de Determinação (r<text:span text:style-name="T1">2</text:span>)</text:p>
        </text:list-item>
      </text:list>
      <text:p text:style-name="P1"/>
      <text:p text:style-name="P1">Regressão</text:p>
      <text:list xml:id="list3787452926091917398" text:style-name="L4">
        <text:list-item>
          <text:p text:style-name="P5">Coeficiente de Determinação (r<text:span text:style-name="T1">2</text:span>)</text:p>
        </text:list-item>
      </text:list>
      <text:p text:style-name="P1"/>
      <text:p text:style-name="P1">Qui-Quadrado (X<text:span text:style-name="T1">2</text:span>)</text:p>
      <text:p text:style-name="P1"/>
      <text:p text:style-name="P1">ANOVA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apple-system" svg:font-family="apple-system, BlinkMacSystemFont, 'Segoe UI', Helvetica, Arial, sans-serif, 'Apple Color Emoji', 'Segoe UI Emoji', 'Segoe UI Symbol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3M7S</meta:editing-duration>
    <meta:editing-cycles>4</meta:editing-cycles>
    <meta:generator>LibreOffice/5.2.5.1$Windows_x86 LibreOffice_project/0312e1a284a7d50ca85a365c316c7abbf20a4d22</meta:generator>
    <dc:date>2017-09-29T13:27:05.883000000</dc:date>
    <meta:document-statistic meta:table-count="0" meta:image-count="0" meta:object-count="0" meta:page-count="1" meta:paragraph-count="20" meta:word-count="67" meta:character-count="451" meta:non-whitespace-character-count="413"/>
    <meta:user-defined meta:name="Info 1"/>
    <meta:user-defined meta:name="Info 2"/>
    <meta:user-defined meta:name="Info 3"/>
    <meta:user-defined meta:name="Info 4"/>
  </office:meta>
</office:document-meta>
</file>